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0000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5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cc00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835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289cm" fo:min-width="0.1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289cm" fo:min-width="0.292cm" fo:padding-top="0.142cm" fo:padding-bottom="0.142cm" fo:padding-left="0.267cm" fo:padding-right="0.267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cc00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635cm" svg:x="4.699cm" svg:y="2.1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.143cm" svg:y="4.5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.27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.397cm" svg:y="4.31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.524cm" svg:y="4.19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13cm" svg:height="0.762cm" svg:x="0.381cm" svg:y="5.334cm">
          <draw:text-box>
            <text:p text:style-name="P3"><text:span text:style-name="T1">D</text:span><text:span text:style-name="T1">is</text:span><text:span text:style-name="T1">c</text:span><text:span text:style-name="T1">ar</text:span><text:span text:style-name="T1">d </text:span><text:span text:style-name="T1">P</text:span><text:span text:style-name="T1">il</text:span><text:span text:style-name="T1">e</text:span></text:p>
          </draw:text-box>
        </draw:frame>
        <draw:custom-shape draw:style-name="gr4" draw:text-style-name="P5" draw:layer="layout" svg:width="0.889cm" svg:height="0.635cm" svg:x="4.191cm" svg:y="4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0.889cm" svg:height="0.635cm" svg:x="4.318cm" svg:y="4.5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svg:x="4.445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0.889cm" svg:height="0.635cm" svg:x="4.572cm" svg:y="4.31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13cm" svg:height="0.762cm" svg:x="3.429cm" svg:y="5.334cm">
          <draw:text-box>
            <text:p text:style-name="P3"><text:span text:style-name="T1">D</text:span><text:span text:style-name="T1">ra</text:span><text:span text:style-name="T1">w </text:span><text:span text:style-name="T1">P</text:span><text:span text:style-name="T1">il</text:span><text:span text:style-name="T1">e</text:span></text:p>
          </draw:text-box>
        </draw:frame>
        <draw:connector draw:style-name="gr5" draw:text-style-name="P6" draw:layer="layout" draw:type="curve" svg:x1="5.461cm" svg:y1="4.635cm" svg:x2="5.588cm" svg:y2="2.476cm" draw:start-shape="id1" draw:start-glue-point="1" draw:end-shape="id2" draw:end-glue-point="1" svg:d="M5461 4635c967 0 904-2159 127-2159" svg:viewBox="0 0 719 2160">
          <text:p/>
        </draw:connector>
        <draw:connector draw:style-name="gr6" draw:text-style-name="P6" draw:layer="layout" draw:type="curve" svg:x1="4.699cm" svg:y1="2.476cm" svg:x2="4.318cm" svg:y2="4.889cm" draw:start-shape="id2" draw:start-glue-point="3" draw:end-shape="id3" svg:d="M4699 2476c-1350 0-1159 2413-381 2413" svg:viewBox="0 0 991 2414">
          <text:p/>
        </draw:connector>
        <draw:custom-shape draw:style-name="gr7" draw:text-style-name="P7" xml:id="id5" draw:id="id5" draw:layer="layout" svg:width="0.889cm" svg:height="0.635cm" svg:x="1.651cm" svg:y="4.06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.523cm 1.14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.651cm 1.14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.778cm 1.14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.905cm 1.14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0.889cm" svg:height="0.635cm" draw:transform="rotate (-1.5707963267949) translate (2.032cm 1.14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794cm" svg:height="1.039cm" svg:x="0.254cm" svg:y="0.254cm">
          <draw:text-box>
            <text:p text:style-name="P3"><text:span text:style-name="T1">P</text:span><text:span text:style-name="T1">la</text:span><text:span text:style-name="T1">y</text:span><text:span text:style-name="T1">er</text:span><text:span text:style-name="T1">’s </text:span><text:span text:style-name="T1">h</text:span><text:span text:style-name="T1">a</text:span><text:span text:style-name="T1">n</text:span><text:span text:style-name="T1">d</text:span></text:p>
          </draw:text-box>
        </draw:frame>
        <draw:connector draw:style-name="gr6" draw:text-style-name="P6" draw:layer="layout" draw:type="curve" svg:x1="1.715cm" svg:y1="2.032cm" svg:x2="2.095cm" svg:y2="4.064cm" draw:start-shape="id4" draw:start-glue-point="1" draw:end-shape="id5" draw:end-glue-point="0" svg:d="M1715 2032c0 1524 380 508 380 2032" svg:viewBox="0 0 381 2033">
          <text:p/>
        </draw:connector>
        <draw:line draw:style-name="gr9" draw:text-style-name="P6" draw:layer="layout" svg:x1="7.366cm" svg:y1="-0.762cm" svg:x2="7.366cm" svg:y2="8.128cm">
          <text:p/>
        </draw:line>
        <draw:custom-shape draw:style-name="gr1" draw:text-style-name="P1" xml:id="id7" draw:id="id7" draw:layer="layout" svg:width="0.889cm" svg:height="0.635cm" svg:x="13.589cm" svg:y="2.2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0.033cm" svg:y="4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0.16cm" svg:y="4.5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0.287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0.889cm" svg:height="0.635cm" svg:x="10.414cm" svg:y="4.31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13cm" svg:height="0.762cm" svg:x="9.271cm" svg:y="5.461cm">
          <draw:text-box>
            <text:p text:style-name="P3"><text:span text:style-name="T1">D</text:span><text:span text:style-name="T1">is</text:span><text:span text:style-name="T1">c</text:span><text:span text:style-name="T1">ar</text:span><text:span text:style-name="T1">d </text:span><text:span text:style-name="T1">P</text:span><text:span text:style-name="T1">il</text:span><text:span text:style-name="T1">e</text:span></text:p>
          </draw:text-box>
        </draw:frame>
        <draw:custom-shape draw:style-name="gr4" draw:text-style-name="P5" draw:layer="layout" svg:width="0.889cm" svg:height="0.635cm" svg:x="13.081cm" svg:y="4.8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svg:x="13.208cm" svg:y="4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svg:x="13.335cm" svg:y="4.5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0.889cm" svg:height="0.635cm" svg:x="13.462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13cm" svg:height="0.762cm" svg:x="12.319cm" svg:y="5.461cm">
          <draw:text-box>
            <text:p text:style-name="P3"><text:span text:style-name="T1">Draw Pile</text:span></text:p>
          </draw:text-box>
        </draw:frame>
        <draw:connector draw:style-name="gr5" draw:text-style-name="P6" draw:layer="layout" draw:type="curve" svg:x1="14.351cm" svg:y1="4.762cm" svg:x2="14.478cm" svg:y2="2.603cm" draw:start-shape="id6" draw:start-glue-point="1" draw:end-shape="id7" draw:end-glue-point="1" svg:d="M14351 4762c967 0 904-2159 127-2159" svg:viewBox="0 0 719 2160">
          <text:p/>
        </draw:connector>
        <draw:connector draw:style-name="gr6" draw:text-style-name="P6" draw:layer="layout" draw:type="curve" svg:x1="13.589cm" svg:y1="2.603cm" svg:x2="11.303cm" svg:y2="4.635cm" draw:start-shape="id7" draw:start-glue-point="3" draw:end-shape="id8" draw:end-glue-point="1" svg:d="M13589 2603c-1714 0-572 2032-2286 2032" svg:viewBox="0 0 2287 2033">
          <text:p/>
        </draw:connector>
        <draw:custom-shape draw:style-name="gr4" draw:text-style-name="P5" draw:layer="layout" svg:width="0.889cm" svg:height="0.635cm" draw:transform="rotate (-1.5707963267949) translate (10.413cm 1.2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0.541cm 1.2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0.668cm 1.2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0.795cm 1.2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0.922cm 1.2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794cm" svg:height="1.039cm" svg:x="9.144cm" svg:y="0.381cm">
          <draw:text-box>
            <text:p text:style-name="P3"><text:span text:style-name="T1">P</text:span><text:span text:style-name="T1">la</text:span><text:span text:style-name="T1">y</text:span><text:span text:style-name="T1">er</text:span><text:span text:style-name="T1">’s </text:span><text:span text:style-name="T1">h</text:span><text:span text:style-name="T1">a</text:span><text:span text:style-name="T1">n</text:span><text:span text:style-name="T1">d</text:span></text:p>
          </draw:text-box>
        </draw:frame>
        <draw:custom-shape draw:style-name="gr10" draw:text-style-name="P6" xml:id="id9" draw:id="id9" draw:layer="layout" svg:width="0.254cm" svg:height="1.143cm" draw:transform="rotate (-1.5707963267949) translate (10.922cm 2.2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" draw:text-style-name="P6" draw:layer="layout" draw:type="curve" svg:x1="10.351cm" svg:y1="2.54cm" svg:x2="10.858cm" svg:y2="4.318cm" draw:start-shape="id9" draw:start-glue-point="6" draw:end-shape="id8" draw:end-glue-point="0" svg:d="M10351 2540c0 1333 507 445 507 1778" svg:viewBox="0 0 508 1779">
          <text:p/>
        </draw:connector>
        <draw:line draw:style-name="gr9" draw:text-style-name="P6" draw:layer="layout" svg:x1="16.51cm" svg:y1="-0.762cm" svg:x2="16.51cm" svg:y2="8.128cm">
          <text:p/>
        </draw:line>
        <draw:custom-shape draw:style-name="gr2" draw:text-style-name="P2" draw:layer="layout" svg:width="0.889cm" svg:height="0.635cm" svg:x="18.161cm" svg:y="4.9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8.288cm" svg:y="4.8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8.415cm" svg:y="4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89cm" svg:height="0.635cm" svg:x="18.542cm" svg:y="4.5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13cm" svg:height="0.762cm" svg:x="17.399cm" svg:y="5.715cm">
          <draw:text-box>
            <text:p text:style-name="P3"><text:span text:style-name="T1">Discard Pile</text:span></text:p>
          </draw:text-box>
        </draw:frame>
        <draw:custom-shape draw:style-name="gr4" draw:text-style-name="P5" draw:layer="layout" svg:width="0.889cm" svg:height="0.635cm" svg:x="21.209cm" svg:y="5.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svg:x="21.336cm" svg:y="4.9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svg:x="21.463cm" svg:y="4.8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0" draw:id="id10" draw:layer="layout" svg:width="0.762cm" svg:height="0.635cm" svg:x="21.59cm" svg:y="4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13cm" svg:height="0.762cm" svg:x="20.447cm" svg:y="5.715cm">
          <draw:text-box>
            <text:p text:style-name="P3"><text:span text:style-name="T1">Draw Pile</text:span></text:p>
          </draw:text-box>
        </draw:frame>
        <draw:connector draw:style-name="gr5" draw:text-style-name="P6" draw:layer="layout" draw:type="curve" svg:x1="22.352cm" svg:y1="5.016cm" svg:x2="21.717cm" svg:y2="3.111cm" draw:start-shape="id10" draw:start-glue-point="1" draw:end-shape="id11" draw:end-glue-point="1" svg:d="M22352 5016c778 0 1096-1905-635-1905" svg:viewBox="0 0 1263 1906">
          <text:p/>
        </draw:connector>
        <draw:custom-shape draw:style-name="gr4" draw:text-style-name="P5" draw:layer="layout" svg:width="0.889cm" svg:height="0.635cm" draw:transform="rotate (-1.5707963267949) translate (18.541cm 1.52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8.669cm 1.52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8.796cm 1.52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635cm" draw:transform="rotate (-1.5707963267949) translate (18.923cm 1.52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0.889cm" svg:height="0.635cm" draw:transform="rotate (-1.5707963267949) translate (19.05cm 1.52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794cm" svg:height="1.039cm" svg:x="17.272cm" svg:y="0.635cm">
          <draw:text-box>
            <text:p text:style-name="P3"><text:span text:style-name="T1">P</text:span><text:span text:style-name="T1">la</text:span><text:span text:style-name="T1">y</text:span><text:span text:style-name="T1">er</text:span><text:span text:style-name="T1">’s </text:span><text:span text:style-name="T1">h</text:span><text:span text:style-name="T1">a</text:span><text:span text:style-name="T1">n</text:span><text:span text:style-name="T1">d</text:span></text:p>
          </draw:text-box>
        </draw:frame>
        <draw:custom-shape draw:style-name="gr11" draw:text-style-name="P5" xml:id="id11" draw:id="id11" draw:layer="layout" svg:width="0.762cm" svg:height="0.635cm" svg:x="20.955cm" svg:y="2.79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20.955cm" svg:y1="3.111cm" svg:x2="18.733cm" svg:y2="2.413cm" draw:start-shape="id11" draw:start-glue-point="3" draw:end-shape="id12" draw:end-glue-point="1" svg:d="M20955 3111c-1482 0-2222-232-2222-698" svg:viewBox="0 0 2223 699">
          <text:p/>
        </draw:connector>
        <draw:frame draw:style-name="gr12" draw:text-style-name="P9" draw:layer="layout" svg:width="6.223cm" svg:height="1.016cm" svg:x="0.381cm" svg:y="6.985cm">
          <draw:text-box>
            <text:p text:style-name="P8"><text:span text:style-name="T2">D</text:span><text:span text:style-name="T2">r</text:span><text:span text:style-name="T2">a</text:span><text:span text:style-name="T2">w</text:span><text:span text:style-name="T2">C</text:span><text:span text:style-name="T2">a</text:span><text:span text:style-name="T2">r</text:span><text:span text:style-name="T2">d</text:span><text:span text:style-name="T2">_</text:span><text:span text:style-name="T2">E</text:span><text:span text:style-name="T2">x</text:span><text:span text:style-name="T2">p</text:span><text:span text:style-name="T2">l</text:span><text:span text:style-name="T2">o</text:span><text:span text:style-name="T2">d</text:span><text:span text:style-name="T2">e</text:span><text:span text:style-name="T2">_</text:span><text:span text:style-name="T2">S</text:span><text:span text:style-name="T2">u</text:span><text:span text:style-name="T2">r</text:span><text:span text:style-name="T2">v</text:span><text:span text:style-name="T2">i</text:span><text:span text:style-name="T2">v</text:span><text:span text:style-name="T2">e</text:span></text:p>
          </draw:text-box>
        </draw:frame>
        <draw:custom-shape draw:style-name="gr13" draw:text-style-name="P5" draw:layer="layout" svg:width="0.888cm" svg:height="0.635cm" svg:x="21.591cm" svg:y="4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6.223cm" svg:height="1.016cm" svg:x="8.763cm" svg:y="6.985cm">
          <draw:text-box>
            <text:p text:style-name="P8"><text:span text:style-name="T2">DrawCard_Explode_Die</text:span></text:p>
          </draw:text-box>
        </draw:frame>
        <draw:frame draw:style-name="gr12" draw:text-style-name="P9" draw:layer="layout" svg:width="6.223cm" svg:height="1.016cm" svg:x="17.399cm" svg:y="6.985cm">
          <draw:text-box>
            <text:p text:style-name="P8"><text:span text:style-name="T2">DrawCard_Explode_Ot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622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5:36:21.439788326</meta:creation-date>
    <dc:date>2018-11-26T16:00:07.653730089</dc:date>
    <meta:editing-duration>PT13M33S</meta:editing-duration>
    <meta:editing-cycles>6</meta:editing-cycles>
    <meta:generator>LibreOffice/5.1.6.2$Linux_X86_64 LibreOffice_project/10m0$Build-2</meta:generator>
    <meta:document-statistic meta:object-count="67"/>
  </office:meta>
</office:document-meta>
</file>